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 SemiBold" svg:font-family="'Fira Code SemiBold'" style:font-pitch="fixed"/>
    <style:font-face style:name="Georgia" svg:font-family="Georgia" style:font-family-generic="roman" style:font-pitch="variable"/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adornments="SemiBold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Light" svg:font-family="'Noto Sans Light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XXII CoolScript - DEMO" svg:font-family="'XXII CoolScript - DEMO'" style:font-pitch="variable"/>
    <style:font-face style:name="XXII CoolScript - DEMO1" svg:font-family="'XXII CoolScript - DEMO'" style:font-adornments="SemiBold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23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4" style:family="paragraph" style:parent-style-name="Standard">
      <loext:graphic-properties draw:fill-gradient-name="Gradient_20_1"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-gradient-name="Gradient_20_2"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_20_3"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_20_4"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6315a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color="#666666" loext:opacity="100%" officeooo:rsid="00026bc3"/>
    </style:style>
    <style:style style:name="T10" style:family="text">
      <style:text-properties fo:color="#666666" loext:opacity="100%" officeooo:rsid="00043581"/>
    </style:style>
    <style:style style:name="T11" style:family="text">
      <style:text-properties fo:color="#666666" loext:opacity="100%" style:font-name="Georgia" fo:font-weight="normal" style:font-weight-asian="normal" style:font-weight-complex="normal"/>
    </style:style>
    <style:style style:name="T12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4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15" style:family="text">
      <style:text-properties fo:color="#666666" loext:opacity="100%" style:font-name="Georgia" fo:font-size="10pt" fo:font-weight="normal" officeooo:rsid="0013bca1" style:font-size-asian="10pt" style:font-weight-asian="normal" style:font-size-complex="10pt" style:font-weight-complex="normal"/>
    </style:style>
    <style:style style:name="T16" style:family="text">
      <style:text-properties fo:color="#666666" loext:opacity="100%" officeooo:rsid="000ce2b4"/>
    </style:style>
    <style:style style:name="T17" style:family="text">
      <style:text-properties fo:color="#666666" loext:opacity="100%" officeooo:rsid="0013bca1"/>
    </style:style>
    <style:style style:name="T18" style:family="text">
      <style:text-properties fo:color="#666666" loext:opacity="100%" officeooo:rsid="00027eae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fo:color="#000000" loext:opacity="100%" fo:font-weight="normal" officeooo:rsid="00027eae" style:font-weight-asian="normal" style:font-weight-complex="normal"/>
    </style:style>
    <style:style style:name="T21" style:family="text">
      <style:text-properties fo:color="#000000" loext:opacity="100%" fo:font-weight="normal" officeooo:rsid="0007ef1a" style:font-weight-asian="normal" style:font-weight-complex="normal"/>
    </style:style>
    <style:style style:name="T22" style:family="text">
      <style:text-properties fo:color="#000000" loext:opacity="100%" fo:font-weight="normal" officeooo:rsid="0009b6cc" style:font-weight-asian="normal" style:font-weight-complex="normal"/>
    </style:style>
    <style:style style:name="T23" style:family="text">
      <style:text-properties fo:color="#000000" loext:opacity="100%" fo:font-weight="normal" officeooo:rsid="000ce2b4" style:font-weight-asian="normal" style:font-weight-complex="normal"/>
    </style:style>
    <style:style style:name="T24" style:family="text">
      <style:text-properties fo:color="#000000" loext:opacity="100%" fo:font-weight="normal" officeooo:rsid="0010362f" style:font-weight-asian="normal" style:font-weight-complex="normal"/>
    </style:style>
    <style:style style:name="T25" style:family="text">
      <style:text-properties fo:color="#000000" loext:opacity="100%" fo:font-weight="normal" officeooo:rsid="001080e0" style:font-weight-asian="normal" style:font-weight-complex="normal"/>
    </style:style>
    <style:style style:name="T26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28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Georgia" fo:font-size="10pt" fo:font-weight="normal" officeooo:rsid="0013bca1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27eae" style:font-weight-asian="bold" style:font-weight-complex="bold"/>
    </style:style>
    <style:style style:name="T33" style:family="text">
      <style:text-properties fo:font-weight="bold" officeooo:rsid="0004b79c" style:font-weight-asian="bold" style:font-weight-complex="bold"/>
    </style:style>
    <style:style style:name="T34" style:family="text">
      <style:text-properties fo:font-weight="bold" officeooo:rsid="0006315a" style:font-weight-asian="bold" style:font-weight-complex="bold"/>
    </style:style>
    <style:style style:name="T35" style:family="text">
      <style:text-properties fo:font-weight="bold" officeooo:rsid="0006d7b1" style:font-weight-asian="bold" style:font-weight-complex="bold"/>
    </style:style>
    <style:style style:name="T36" style:family="text">
      <style:text-properties fo:font-weight="bold" officeooo:rsid="000ce2b4" style:font-weight-asian="bold" style:font-weight-complex="bold"/>
    </style:style>
    <style:style style:name="T37" style:family="text">
      <style:text-properties officeooo:rsid="00027eae"/>
    </style:style>
    <style:style style:name="T38" style:family="text">
      <style:text-properties officeooo:rsid="0004b79c"/>
    </style:style>
    <style:style style:name="T39" style:family="text">
      <style:text-properties officeooo:rsid="0005b828"/>
    </style:style>
    <style:style style:name="T40" style:family="text">
      <style:text-properties style:font-name="Georgia"/>
    </style:style>
    <style:style style:name="T41" style:family="text">
      <style:text-properties style:font-name="Georgia" fo:font-size="12pt" style:font-size-asian="12pt" style:font-size-complex="12pt"/>
    </style:style>
    <style:style style:name="T42" style:family="text">
      <style:text-properties officeooo:rsid="0006d7b1"/>
    </style:style>
    <style:style style:name="T43" style:family="text">
      <style:text-properties fo:font-size="10pt" fo:font-weight="normal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45" style:family="text">
      <style:text-properties officeooo:rsid="000ce2b4"/>
    </style:style>
    <style:style style:name="T46" style:family="text">
      <style:text-properties officeooo:rsid="000d385f"/>
    </style:style>
    <style:style style:name="T47" style:family="text">
      <style:text-properties officeooo:rsid="0013bca1"/>
    </style:style>
    <style:style style:name="T48" style:family="text">
      <style:text-properties fo:color="#004277" loext:opacity="100%"/>
    </style:style>
    <style:style style:name="T49" style:family="text">
      <style:text-properties fo:color="#004277" loext:opacity="100%" style:font-name="Georgia"/>
    </style:style>
    <style:style style:name="T50" style:family="text">
      <style:text-properties fo:color="#004277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51" style:family="text">
      <style:text-properties fo:color="#004277" loext:opacity="100%" style:font-name="Georgia" fo:font-size="12pt" style:font-size-asian="12pt" style:font-size-complex="12pt"/>
    </style:style>
    <style:style style:name="T52" style:family="text">
      <style:text-properties fo:color="#004277" loext:opacity="100%" fo:font-size="12pt" style:font-size-asian="12pt" style:font-size-complex="12pt"/>
    </style:style>
    <style:style style:name="T53" style:family="text">
      <style:text-properties fo:color="#0060ad" loext:opacity="100%"/>
    </style:style>
    <style:style style:name="T54" style:family="text">
      <style:text-properties fo:color="#0060ad" loext:opacity="100%" style:font-name="Georgia"/>
    </style:style>
    <style:style style:name="T55" style:family="text">
      <style:text-properties fo:color="#0060ad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56" style:family="text">
      <style:text-properties fo:color="#0060ad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57" style:family="text">
      <style:text-properties fo:color="#0060ad" loext:opacity="100%" style:font-name="Georgia" fo:font-size="12pt" style:font-size-asian="12pt" style:font-size-complex="12pt"/>
    </style:style>
    <style:style style:name="T58" style:family="text">
      <style:text-properties fo:color="#0060ad" loext:opacity="100%" fo:font-size="12pt" style:font-size-asian="12pt" style:font-size-complex="12pt"/>
    </style:style>
    <style:style style:name="T59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ANIEL SCANU</text:p>
      <text:p text:style-name="P1"><text:span text:style-name="T5">Software Engineer &amp; </text:span><text:span text:style-name="T2">Web Developer | </text:span><text:a xlink:type="simple" xlink:href="mailto:danielkeq@gmail.com?subject=Resume%20Interest" text:style-name="Internet_20_link" text:visited-style-name="Visited_20_Internet_20_Link"><text:span text:style-name="T43">daniel</text:span><text:span text:style-name="T44">keq</text:span><text:span text:style-name="T43">@</text:span><text:span text:style-name="T44">gmail</text:span><text:span text:style-name="T43">.</text:span><text:span text:style-name="T44">com</text:span></text:a><text:span text:style-name="T2"> | Trondheim, Norway </text:span><text:span text:style-name="T6">| </text:span><text:a xlink:type="simple" xlink:href="https://github.com/Myphz" text:style-name="Internet_20_link" text:visited-style-name="Visited_20_Internet_20_Link"><text:span text:style-name="T2">github.com/Myphz</text:span></text:a></text:p>
      <text:p text:style-name="P20"/>
      <text:p text:style-name="P24">Skills</text:p>
      <text:p text:style-name="P21"><text:span text:style-name="T1">Languages:<text:tab/></text:span><text:tab/><text:span text:style-name="T19">Python, JavaScript, TypeScript, Rust, Java, C, </text:span><text:span text:style-name="T21">C++, </text:span><text:span text:style-name="T19">SASS, CSS, HTML, SQL</text:span></text:p>
      <text:p text:style-name="P21"><text:span text:style-name="T1">Technologies:<text:tab/></text:span><text:tab/><text:span text:style-name="T19">Vue, React, NodeJS, Vite, Express, Rocket, MongoDB, </text:span><text:span text:style-name="T21">GraphQL, NextJS, </text:span><text:span text:style-name="T20">Astro</text:span><text:span text:style-name="T19">, Flask, Git, <text:tab/><text:tab/><text:tab/></text:span><text:span text:style-name="T22">Linux, </text:span><text:span text:style-name="T19">Shell, </text:span><text:span text:style-name="T23">Svelte, Strapi, Zustand</text:span><text:span text:style-name="T24">, Tailwind </text:span><text:span text:style-name="T25">CSS</text:span></text:p>
      <text:p text:style-name="P16"/>
      <text:p text:style-name="P25">Professional Experience</text:p>
      <text:p text:style-name="P4"><text:span text:style-name="T16">Senior Front</text:span><text:span text:style-name="T1"> </text:span><text:span text:style-name="T16">End </text:span><text:span text:style-name="T1">Developer – </text:span><text:span text:style-name="T16">Dev</text:span><text:span text:style-name="T18">e</text:span><text:span text:style-name="T16">loper</text:span><text:span text:style-name="T18"> team</text:span><text:span text:style-name="T37"><text:tab/><text:tab/><text:tab/><text:tab/> <text:s text:c="13"/></text:span><text:span text:style-name="T16">San Francisco</text:span><text:span text:style-name="T10">, </text:span><text:span text:style-name="T16">USA (remote)</text:span></text:p>
      <text:p text:style-name="P22"><text:span text:style-name="T30">ContinuumLab</text:span><text:span text:style-name="T26"><text:tab/><text:tab/><text:tab/><text:tab/><text:tab/><text:tab/><text:tab/><text:tab/> <text:s text:c="21"/></text:span><text:span text:style-name="T13">Nov</text:span><text:span text:style-name="T27"> </text:span><text:span text:style-name="T13">2022 - Current</text:span></text:p>
      <text:p text:style-name="P28"><text:span text:style-name="T45">V</text:span>enture firm focused on startup innovation, incubation, and investment</text:p>
      <text:p text:style-name="P4">• <text:span text:style-name="T45">Develop &amp; architect web interface for</text:span><text:span text:style-name="T36"> social media platform</text:span></text:p>
      <text:p text:style-name="P4">• <text:span text:style-name="T45">Set up back-end communication with </text:span><text:span text:style-name="T36">Strapi CMS using GraphQL</text:span></text:p>
      <text:p text:style-name="P4">• <text:span text:style-name="T45">Display </text:span><text:span text:style-name="T36">real-time data with SSE and WebSockets</text:span></text:p>
      <text:p text:style-name="P5">• <text:span text:style-name="T38">Integration with </text:span><text:span text:style-name="T36">auth providers </text:span><text:span text:style-name="T45">such as Keycloak</text:span></text:p>
      <text:p text:style-name="P5">• <text:span text:style-name="T36">Lead developer team with success</text:span></text:p>
      <text:p text:style-name="P11"/>
      <text:p text:style-name="P2"><text:span text:style-name="T1">Full Stack Developer – </text:span><text:span text:style-name="T18">Back office team</text:span><text:span text:style-name="T37"><text:tab/><text:tab/><text:tab/><text:tab/><text:tab/><text:tab/> <text:s text:c="3"/><text:tab/> </text:span><text:span text:style-name="T10">Trondheim, Norway</text:span></text:p>
      <text:p text:style-name="P17"><text:span text:style-name="T59">Way AS<text:tab/></text:span><text:tab/><text:tab/><text:tab/><text:tab/><text:tab/><text:tab/><text:tab/><text:tab/><text:tab/> <text:s text:c="2"/><text:tab/> <text:s text:c="2"/><text:span text:style-name="T4">Aug 2022 - Current</text:span></text:p>
      <text:p text:style-name="P29">Simulator-based driving school</text:p>
      <text:p text:style-name="P2">• <text:span text:style-name="T38">Handle users’ data with </text:span><text:span text:style-name="T33">real-time GraphQL queries &amp; mutations</text:span></text:p>
      <text:p text:style-name="P2">• <text:span text:style-name="T38">Architect </text:span><text:span text:style-name="T45">and</text:span><text:span text:style-name="T38"> build </text:span><text:span text:style-name="T33">booking &amp; payment infrastructure</text:span><text:span text:style-name="T38"> with custom interface</text:span></text:p>
      <text:p text:style-name="P2">• <text:span text:style-name="T38">Develop </text:span><text:span text:style-name="T33">front-end interface</text:span><text:span text:style-name="T38"> from Figma design sketches &amp; design system</text:span></text:p>
      <text:p text:style-name="P2">• <text:span text:style-name="T38">Create </text:span><text:span text:style-name="T33">cross-platform mobile student app</text:span><text:span text:style-name="T38"> to automatically handle bookings &amp; payments</text:span></text:p>
      <text:p text:style-name="P6">• <text:span text:style-name="T42">Set up </text:span><text:span text:style-name="T35">administration pipelines</text:span><text:span text:style-name="T42"> to handle automatic app versioning and building</text:span></text:p>
      <text:p text:style-name="P3">• <text:span text:style-name="T38">Integration with </text:span><text:span text:style-name="T33">payment providers</text:span><text:span text:style-name="T38">, </text:span><text:span text:style-name="T33">Google Firebase</text:span><text:span text:style-name="T38"> and </text:span><text:span text:style-name="T33">Google Cloud</text:span><text:span text:style-name="T38"> platforms</text:span></text:p>
      <text:p text:style-name="P7">• <text:span text:style-name="T34">Helped company business growth</text:span></text:p>
      <text:p text:style-name="P10"/>
      <text:p text:style-name="P34"><text:span text:style-name="T14">Software engineer – Python tutor<text:tab/></text:span><text:span text:style-name="T28"><text:tab/><text:tab/><text:tab/><text:tab/><text:tab/> <text:s text:c="12"/><text:tab/> <text:s text:c="12"/></text:span><text:span text:style-name="T14"><text:s/>Worldwide (Remote)</text:span></text:p>
      <text:p text:style-name="P17"><text:span text:style-name="T59">Freelancer</text:span><text:tab/><text:tab/><text:tab/><text:tab/><text:tab/><text:tab/><text:tab/><text:tab/><text:tab/> <text:s text:c="12"/><text:tab/> <text:s text:c="2"/><text:span text:style-name="T3">J</text:span><text:span text:style-name="T7">an</text:span><text:span text:style-name="T2"> 20</text:span><text:span text:style-name="T7">18</text:span><text:span text:style-name="T2"> – </text:span><text:span text:style-name="T3">Current</text:span></text:p>
      <text:p text:style-name="P31"><text:span text:style-name="T37">Programmer</text:span> and private tutor</text:p>
      <text:p text:style-name="P2">• <text:span text:style-name="T37">Work for </text:span><text:span text:style-name="T32">hundreds of private customers</text:span><text:span text:style-name="T37"> all over the world</text:span></text:p>
      <text:p text:style-name="P2">• <text:span text:style-name="T37">Advanced </text:span><text:span text:style-name="T32">tutoring sessions</text:span><text:span text:style-name="T37"> about Python and general computer science concepts</text:span></text:p>
      <text:p text:style-name="P3">• <text:span text:style-name="T32">Hundreds of 5-star reviews</text:span></text:p>
      <text:p text:style-name="P13"/>
      <text:p text:style-name="P12"><text:span text:style-name="T1">Full Stack Developer – Developer team</text:span><text:tab/><text:tab/><text:tab/><text:tab/><text:tab/><text:tab/><text:tab/> <text:s text:c="13"/><text:span text:style-name="T9">Italy </text:span><text:span text:style-name="T16">(r</text:span><text:span text:style-name="T9">emote</text:span><text:span text:style-name="T16">)</text:span></text:p>
      <text:p text:style-name="P18"><text:span text:style-name="T59">pianobit s.r.l<text:tab/></text:span><text:tab/><text:tab/><text:tab/><text:tab/><text:tab/><text:tab/><text:tab/><text:tab/> <text:s text:c="12"/><text:span text:style-name="T2">Jun 202</text:span><text:span text:style-name="T7">0</text:span><text:span text:style-name="T2"> - </text:span><text:span text:style-name="T3">Jul</text:span><text:span text:style-name="T2"> 202</text:span><text:span text:style-name="T3">2</text:span></text:p>
      <text:p text:style-name="P30">NodeJS Full Stack web application development – SaaS company</text:p>
      <text:p text:style-name="P8">• Built <text:span text:style-name="T31">back-end microservices architecture</text:span> <text:span text:style-name="T38">with custom authentication </text:span><text:span text:style-name="T46">system </text:span><text:span text:style-name="T38">and cryptography </text:span><text:span text:style-name="T46">solutions</text:span></text:p>
      <text:p text:style-name="P8">• Led project to develop <text:span text:style-name="T31">front-end</text:span> interface with Vue and Vuex <text:span text:style-name="T38">for file sharing</text:span></text:p>
      <text:p text:style-name="P8">• Contributed to <text:span text:style-name="T31">real-time</text:span> trading application, <text:span text:style-name="T38">handling socket connections and real time feeds</text:span></text:p>
      <text:p text:style-name="P9">• <text:span text:style-name="T32">Result in</text:span><text:span text:style-name="T37"> </text:span><text:span text:style-name="T32">100% satisfaction from customer</text:span></text:p>
      <text:p text:style-name="P15"/>
      <text:p text:style-name="P26">Projects</text:p>
      <text:p text:style-name="P19"><text:span text:style-name="T41">Freelancer website <text:s text:c="3"/></text:span><text:span text:style-name="T40"><text:s text:c="9"/><text:tab/><text:tab/><text:tab/></text:span><text:span text:style-name="T11"><text:tab/><text:tab/><text:tab/><text:tab/><text:tab/> <text:s text:c="16"/></text:span><text:a xlink:type="simple" xlink:href="https://ddaniel.dev/" text:style-name="Internet_20_link" text:visited-style-name="Visited_20_Internet_20_Link"><text:span text:style-name="T12">ddaniel.dev</text:span></text:a></text:p>
      <text:p text:style-name="P32">My freelancing website to reach out to new clients</text:p>
      <text:p text:style-name="P2">• <text:span text:style-name="T39">Astro, SASS, Express</text:span></text:p>
      <text:p text:style-name="P19"><text:span text:style-name="T41">Personal portfolio<text:tab/></text:span><text:span text:style-name="T40"><text:tab/><text:tab/><text:tab/><text:tab/><text:tab/><text:tab/> <text:s text:c="2"/><text:tab/> <text:s text:c="8"/></text:span><text:a xlink:type="simple" xlink:href="https://myphz.github.io/Myphz" text:style-name="Internet_20_link" text:visited-style-name="Visited_20_Internet_20_Link"><text:span text:style-name="T11">myphz.github.io/Myphz</text:span></text:a></text:p>
      <text:p text:style-name="P32">My personal website, to showcase my skills and projects</text:p>
      <text:p text:style-name="P2">• React + Typescript, Rust + Rocket, SASS</text:p>
      <text:p text:style-name="P19"><text:span text:style-name="T41">wwwallet<text:tab/></text:span><text:span text:style-name="T40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1">wwwallet.app</text:span></text:a></text:p>
      <text:p text:style-name="P32">Cryptocurrency trading &amp; investments tracking web and mobile app, updated real-time</text:p>
      <text:p text:style-name="P2">• Vue + Pinia, Express, MongoDB, SASS</text:p>
      <text:p text:style-name="P19"><text:span text:style-name="T41">Sort Visualizer</text:span><text:span text:style-name="T40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1">sortvisualizer.com</text:span></text:a></text:p>
      <text:p text:style-name="P32">Web application to display and animate 15+ sorting algorithms</text:p>
      <text:p text:style-name="P2">• Vanilla JavaScript, Flask, CSS</text:p>
      <text:p text:style-name="P2"/>
      <text:p text:style-name="P27">Education</text:p>
      <text:p text:style-name="P14">ITIS Cuneo Delpozzo – Computer Science and Telecommunications<text:tab/><text:tab/><text:tab/><text:tab/> <text:s text:c="14"/><text:span text:style-name="T8">Ital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 SemiBold" svg:font-family="'Fira Code SemiBold'" style:font-pitch="fixed"/>
    <style:font-face style:name="Georgia" svg:font-family="Georgia" style:font-family-generic="roman" style:font-pitch="variable"/>
    <style:font-face style:name="Iosevka" svg:font-family="Iosev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adornments="SemiBold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Light" svg:font-family="'Noto Sans Light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XXII CoolScript - DEMO" svg:font-family="'XXII CoolScript - DEMO'" style:font-pitch="variable"/>
    <style:font-face style:name="XXII CoolScript - DEMO1" svg:font-family="'XXII CoolScript - DEMO'" style:font-adornments="SemiBold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05-19T12:07:22.477752915</dc:date>
    <meta:editing-duration>PT1H20M54S</meta:editing-duration>
    <meta:editing-cycles>17</meta:editing-cycles>
    <meta:generator>LibreOffice/7.5.3.2$Linux_X86_64 LibreOffice_project/50$Build-2</meta:generator>
    <meta:document-statistic meta:table-count="0" meta:image-count="0" meta:object-count="0" meta:page-count="1" meta:paragraph-count="52" meta:word-count="396" meta:character-count="3055" meta:non-whitespace-character-count="2379"/>
  </office:meta>
</office:document-meta>
</file>